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5"/>
          <table:table-cell/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article 1</text:p>
          </table:table-cell>
          <table:table-cell office:value-type="string" calcext:value-type="string">
            <text:p>lin non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0662099033852642" calcext:value-type="float">
            <text:p>0.06620990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0771392508022036" calcext:value-type="float">
            <text:p>0.07713925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article 1</text:p>
          </table:table-cell>
          <table:table-cell office:value-type="string" calcext:value-type="string">
            <text:p>lin non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552276412855313" calcext:value-type="float">
            <text:p>0.055227641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9:38:38.3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20T17:59:44.307000000</dc:date>
    <meta:editing-duration>P4DT15H36M41S</meta:editing-duration>
    <meta:editing-cycles>409</meta:editing-cycles>
    <meta:generator>LibreOffice/5.1.6.2$Windows_x86 LibreOffice_project/07ac168c60a517dba0f0d7bc7540f5afa45f0909</meta:generator>
    <meta:document-statistic meta:table-count="13" meta:cell-count="2780" meta:object-count="0"/>
  </office:meta>
</office:document-meta>
</file>